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8000002F8BA264568F26785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C0591" svg:font-family="C059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1" draw:marker-end-width="0.3cm" draw:fill="none" draw:textarea-vertical-align="middl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d428" draw:textarea-vertical-align="middle" fo:min-height="1.02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solid" svg:stroke-color="#000000" draw:fill="solid" draw:fill-color="#ff0000" draw:textarea-vertical-align="middle" fo:min-height="1.02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81d41a" draw:textarea-vertical-align="middle" fo:min-height="1.02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2a6099" draw:textarea-vertical-align="middle" fo:min-height="1.0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style:font-name="C059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style:font-name="C059" fo:font-size="14pt" style:font-size-asian="14pt" style:font-size-complex="14pt"/>
    </style:style>
    <style:style style:name="P7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/>
      <style:text-properties style:font-name="C059" fo:font-size="14pt" style:font-size-asian="14pt" style:font-size-complex="14pt"/>
    </style:style>
    <style:style style:name="P8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 style:writing-mode="lr-tb"/>
      <style:text-properties style:font-name="C059"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9.255cm" svg:y1="7.985cm" svg:x2="9.255cm" svg:y2="8.619cm">
          <text:p text:style-name="P1"><text:s/><text:tab/></text:p>
        </draw:line>
        <draw:frame draw:style-name="gr2" draw:text-style-name="P4" draw:layer="layout" svg:width="3.81cm" svg:height="1.27cm" svg:x="14.97cm" svg:y="6.08cm">
          <draw:text-box>
            <text:p text:style-name="P3"><text:span text:style-name="T1">Files</text:span></text:p>
          </draw:text-box>
        </draw:frame>
        <draw:frame draw:style-name="gr2" draw:text-style-name="P4" draw:layer="layout" svg:width="3.81cm" svg:height="1.27cm" svg:x="7.35cm" svg:y="11.16cm">
          <draw:text-box>
            <text:p text:style-name="P3"><text:span text:style-name="T1">STE</text:span><text:span text:style-name="T1">P</text:span></text:p>
          </draw:text-box>
        </draw:frame>
        <draw:frame draw:style-name="gr2" draw:text-style-name="P4" draw:layer="layout" svg:width="3.81cm" svg:height="1.27cm" svg:x="2.27cm" svg:y="11.161cm">
          <draw:text-box>
            <text:p text:style-name="P3"><text:span text:style-name="T1">IGE</text:span><text:span text:style-name="T1">S</text:span></text:p>
          </draw:text-box>
        </draw:frame>
        <draw:line draw:style-name="gr3" draw:text-style-name="P5" draw:layer="layout" svg:x1="14.335cm" svg:y1="10.525cm" svg:x2="14.335cm" svg:y2="11.159cm">
          <text:p/>
        </draw:line>
        <draw:line draw:style-name="gr4" draw:text-style-name="P5" draw:layer="layout" svg:x1="14.335cm" svg:y1="10.525cm" svg:x2="4.175cm" svg:y2="10.525cm">
          <text:p/>
        </draw:line>
        <draw:line draw:style-name="gr4" draw:text-style-name="P5" draw:layer="layout" svg:x1="16.875cm" svg:y1="7.985cm" svg:x2="16.875cm" svg:y2="7.35cm">
          <text:p/>
        </draw:line>
        <draw:frame draw:style-name="gr2" draw:text-style-name="P4" draw:layer="layout" svg:width="3.81cm" svg:height="1.27cm" svg:x="12.43cm" svg:y="11.161cm">
          <draw:text-box>
            <text:p text:style-name="P3"><text:span text:style-name="T1">FCS</text:span><text:span text:style-name="T1">TD</text:span></text:p>
          </draw:text-box>
        </draw:frame>
        <draw:frame draw:style-name="gr2" draw:text-style-name="P4" draw:layer="layout" svg:width="3.81cm" svg:height="1.27cm" svg:x="7.35cm" svg:y="8.62cm">
          <draw:text-box>
            <text:p text:style-name="P3"><text:span text:style-name="T1">Data </text:span><text:span text:style-name="T1">exchange</text:span></text:p>
          </draw:text-box>
        </draw:frame>
        <draw:line draw:style-name="gr1" draw:text-style-name="P2" draw:layer="layout" svg:x1="9.255cm" svg:y1="9.89cm" svg:x2="9.255cm" svg:y2="11.16cm">
          <text:p text:style-name="P1"><text:s/><text:tab/></text:p>
        </draw:line>
        <draw:line draw:style-name="gr1" draw:text-style-name="P2" draw:layer="layout" svg:x1="4.175cm" svg:y1="10.525cm" svg:x2="4.175cm" svg:y2="11.16cm">
          <text:p text:style-name="P1"><text:s/><text:tab/></text:p>
        </draw:line>
        <draw:frame draw:style-name="gr2" draw:text-style-name="P4" draw:layer="layout" svg:width="3.81cm" svg:height="1.27cm" svg:x="22.59cm" svg:y="8.62cm">
          <draw:text-box>
            <text:p text:style-name="P3"><text:span text:style-name="T1">Nativ</text:span><text:span text:style-name="T1">e </text:span><text:span text:style-name="T1">data</text:span></text:p>
          </draw:text-box>
        </draw:frame>
        <draw:line draw:style-name="gr1" draw:text-style-name="P2" draw:layer="layout" svg:x1="24.495cm" svg:y1="7.985cm" svg:x2="24.495cm" svg:y2="8.619cm">
          <text:p text:style-name="P1"><text:s/><text:tab/></text:p>
        </draw:line>
        <draw:line draw:style-name="gr4" draw:text-style-name="P5" draw:layer="layout" svg:x1="9.255cm" svg:y1="7.985cm" svg:x2="24.495cm" svg:y2="7.985cm">
          <text:p/>
        </draw:line>
        <draw:frame draw:style-name="gr2" draw:text-style-name="P4" draw:layer="layout" svg:width="3.81cm" svg:height="1.27cm" svg:x="17.51cm" svg:y="11.16cm">
          <draw:text-box>
            <text:p text:style-name="P3"><text:span text:style-name="T1">Assembly</text:span></text:p>
          </draw:text-box>
        </draw:frame>
        <draw:frame draw:style-name="gr2" draw:text-style-name="P4" draw:layer="layout" svg:width="3.81cm" svg:height="1.27cm" svg:x="22.59cm" svg:y="11.16cm">
          <draw:text-box>
            <text:p text:style-name="P3"><text:span text:style-name="T1">Part</text:span></text:p>
          </draw:text-box>
        </draw:frame>
        <draw:frame draw:style-name="gr2" draw:text-style-name="P4" draw:layer="layout" svg:width="3.81cm" svg:height="1.27cm" svg:x="27.67cm" svg:y="11.16cm">
          <draw:text-box>
            <text:p text:style-name="P3"><text:span text:style-name="T1">Blueprint</text:span></text:p>
          </draw:text-box>
        </draw:frame>
        <draw:line draw:style-name="gr3" draw:text-style-name="P5" draw:layer="layout" svg:x1="29.575cm" svg:y1="10.525cm" svg:x2="29.575cm" svg:y2="11.159cm">
          <text:p/>
        </draw:line>
        <draw:line draw:style-name="gr4" draw:text-style-name="P5" draw:layer="layout" svg:x1="29.575cm" svg:y1="10.525cm" svg:x2="19.415cm" svg:y2="10.525cm">
          <text:p/>
        </draw:line>
        <draw:line draw:style-name="gr1" draw:text-style-name="P2" draw:layer="layout" svg:x1="24.495cm" svg:y1="9.89cm" svg:x2="24.495cm" svg:y2="11.16cm">
          <text:p text:style-name="P1"><text:s/><text:tab/></text:p>
        </draw:line>
        <draw:line draw:style-name="gr1" draw:text-style-name="P2" draw:layer="layout" svg:x1="19.415cm" svg:y1="10.525cm" svg:x2="19.415cm" svg:y2="11.16cm">
          <text:p text:style-name="P1"><text:s/><text:tab/></text:p>
        </draw:line>
        <draw:frame draw:style-name="gr5" draw:text-style-name="P6" draw:layer="layout" svg:width="3.81cm" svg:height="1.27cm" svg:x="17.51cm" svg:y="13.7cm">
          <draw:text-box>
            <text:p text:style-name="P3"><text:span text:style-name="T1">.ara</text:span></text:p>
          </draw:text-box>
        </draw:frame>
        <draw:frame draw:style-name="gr6" draw:text-style-name="P7" draw:layer="layout" svg:width="3.81cm" svg:height="1.27cm" svg:x="22.59cm" svg:y="13.7cm">
          <draw:text-box>
            <text:p text:style-name="P3"><text:span text:style-name="T1">.ar</text:span><text:span text:style-name="T1">p</text:span></text:p>
          </draw:text-box>
        </draw:frame>
        <draw:frame draw:style-name="gr7" draw:text-style-name="P8" draw:layer="layout" svg:width="3.81cm" svg:height="1.27cm" svg:x="27.67cm" svg:y="13.7cm">
          <draw:text-box>
            <text:p text:style-name="P3"><text:span text:style-name="T1">.arb</text:span></text:p>
          </draw:text-box>
        </draw:frame>
        <draw:line draw:style-name="gr1" draw:text-style-name="P2" draw:layer="layout" svg:x1="19.415cm" svg:y1="12.43cm" svg:x2="19.415cm" svg:y2="13.7cm">
          <text:p text:style-name="P1"><text:s/><text:tab/></text:p>
        </draw:line>
        <draw:line draw:style-name="gr1" draw:text-style-name="P2" draw:layer="layout" svg:x1="24.495cm" svg:y1="12.43cm" svg:x2="24.495cm" svg:y2="13.7cm">
          <text:p text:style-name="P1"><text:s/><text:tab/></text:p>
        </draw:line>
        <draw:line draw:style-name="gr1" draw:text-style-name="P2" draw:layer="layout" svg:x1="29.575cm" svg:y1="12.43cm" svg:x2="29.575cm" svg:y2="13.7cm">
          <text:p text:style-name="P1"><text:s/><text:tab/></text:p>
        </draw:line>
        <draw:frame draw:style-name="gr8" draw:text-style-name="P1" draw:layer="layout" svg:width="17.78cm" svg:height="19.871cm" svg:x="39.1cm" svg:y="5.259cm">
          <draw:image xlink:href="Pictures/10000001000002A8000002F8BA264568F267854E.png" xlink:type="simple" xlink:show="embed" xlink:actuate="onLoad" draw:mime-type="image/png">
            <text:p/>
          </draw:image>
        </draw:frame>
        <draw:frame draw:style-name="gr7" draw:text-style-name="P8" draw:layer="layout" svg:width="17.78cm" svg:height="1.27cm" svg:x="39.1cm" svg:y="25.13cm">
          <draw:text-box>
            <text:p text:style-name="P3"><text:span text:style-name="T1">People who do open sour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C0591" svg:font-family="C059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0cm" fo:page-height="1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4:47:46.165904822</meta:creation-date>
    <dc:date>2023-04-08T01:20:12.298022805</dc:date>
    <meta:editing-duration>PT13H19M13S</meta:editing-duration>
    <meta:editing-cycles>110</meta:editing-cycles>
    <meta:generator>LibreOffice/7.3.7.2$Linux_X86_64 LibreOffice_project/30$Build-2</meta:generator>
    <meta:document-statistic meta:object-count="29"/>
  </office:meta>
</office:document-meta>
</file>